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margin-left="-0.3125in">
        <style:tab-stops/>
      </style:paragraph-properties>
      <style:text-properties fo:font-size="12pt" style:font-size-asian="12pt" style:font-size-complex="12pt"/>
    </style:style>
    <style:style style:name="TableColumn5" style:family="table-column">
      <style:table-column-properties style:column-width="2.5in"/>
    </style:style>
    <style:style style:name="TableColumn6" style:family="table-column">
      <style:table-column-properties style:column-width="2.8125in"/>
    </style:style>
    <style:style style:name="TableColumn7" style:family="table-column">
      <style:table-column-properties style:column-width="2in"/>
    </style:style>
    <style:style style:name="Table4" style:family="table">
      <style:table-properties style:width="7.3125in" fo:margin-left="-0.378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77" style:family="table-row">
      <style:table-row-properties style:min-row-height="0.299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85" style:family="table-row">
      <style:table-row-properties style:min-row-height="0.3104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GIT key command Cheat sheet</text:p>
      <text:p text:style-name="P2"/>
      <text:p text:style-name="P3">Go to folder for git using cd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nitialize git</text:p>
          </table:table-cell>
          <table:table-cell table:style-name="TableCell11">
            <text:p text:style-name="P12"><text:span text:style-name="T13">git init</text:span></text:p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To create files use</text:p>
          </table:table-cell>
          <table:table-cell table:style-name="TableCell19">
            <text:p text:style-name="P20"><text:span text:style-name="T21">git touch<text:s/></text:span><text:span text:style-name="T22">filename.extension</text:span>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o confirm status:</text:p>
          </table:table-cell>
          <table:table-cell table:style-name="TableCell28">
            <text:p text:style-name="P29"><text:span text:style-name="T30">git status</text:span>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To add new files to staging area:</text:p>
          </table:table-cell>
          <table:table-cell table:style-name="TableCell36">
            <text:p text:style-name="P37"><text:span text:style-name="T38">git add .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To commit changes to local repo:</text:p>
          </table:table-cell>
          <table:table-cell table:style-name="TableCell44">
            <text:p text:style-name="P45"><text:span text:style-name="T46">git</text:span><text:span text:style-name="T47"><text:s/></text:span><text:span text:style-name="T48">commit -m “first change”</text:span>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ush local repo to remote:</text:p>
          </table:table-cell>
          <table:table-cell table:style-name="TableCell54">
            <text:p text:style-name="P55"><text:span text:style-name="T56">git push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pan text:style-name="T62">Pull local repo from remote</text:span><text:span text:style-name="T63">:</text:span></text:p>
          </table:table-cell>
          <table:table-cell table:style-name="TableCell64">
            <text:p text:style-name="P65"><text:span text:style-name="T66">git pull</text:span>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opy remote repo into local directory:</text:p>
          </table:table-cell>
          <table:table-cell table:style-name="TableCell72">
            <text:p text:style-name="P73"><text:span text:style-name="T74">git clone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rows-spanned="2">
            <text:p text:style-name="P79">Remove file from repo:<text:s/><text:tab/></text:p>
          </table:table-cell>
          <table:table-cell table:style-name="TableCell80">
            <text:p text:style-name="P81"><text:span text:style-name="T82">git rm --cached &lt;file&gt;</text:span></text:p>
          </table:table-cell>
          <table:table-cell table:style-name="TableCell83" table:number-rows-spanned="2"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git commit -a</text:p>
          </table:table-cell>
          <table:covered-table-cell>
            <text:p text:style-name="P89"/>
          </table:covered-table-cell>
        </table:table-row>
        <table:table-row table:style-name="TableRow90">
          <table:table-cell table:style-name="TableCell91">
            <text:p text:style-name="P92">Make a new branch:</text:p>
          </table:table-cell>
          <table:table-cell table:style-name="TableCell93">
            <text:p text:style-name="P94">git config -global user.name “success”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hange branch:</text:p>
          </table:table-cell>
          <table:table-cell table:style-name="TableCell100">
            <text:p text:style-name="P101">git config -global user.email “chinwosuccess@gmail.com”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Merges branch name to master branch:</text:p>
          </table:table-cell>
          <table:table-cell table:style-name="TableCell107">
            <text:p text:style-name="P108"><text:span text:style-name="T109">git branch &lt;name&gt;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Add a new remote repo:</text:p>
          </table:table-cell>
          <table:table-cell table:style-name="TableCell115">
            <text:p text:style-name="P116"><text:span text:style-name="T117">git checkout &lt;branch-name&gt;</text:span>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Push changes to remote repo:</text:p>
          </table:table-cell>
          <table:table-cell table:style-name="TableCell123">
            <text:p text:style-name="P124"><text:span text:style-name="T125">git merge &lt;branch&gt;</text:span></text:p>
          </table:table-cell>
          <table:table-cell table:style-name="TableCell126">
            <text:p text:style-name="P12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997</meta:initial-creator>
    <dc:creator>a997</dc:creator>
    <meta:creation-date>2023-08-09T20:51:00Z</meta:creation-date>
    <dc:date>2023-08-10T08:03:00Z</dc:date>
    <meta:template xlink:href="Normal.dotm" xlink:type="simple"/>
    <meta:editing-cycles>4</meta:editing-cycles>
    <meta:editing-duration>PT4500S</meta:editing-duration>
    <meta:document-statistic meta:page-count="1" meta:paragraph-count="1" meta:word-count="114" meta:character-count="766" meta:row-count="5" meta:non-whitespace-character-count="653"/>
  </office:meta>
</office:document-meta>
</file>